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SimSun" svg:font-family="SimSun, 宋体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7" style:family="paragraph" style:parent-style-name="Standard" style:list-style-name="WW8Num3">
      <style:paragraph-properties fo:margin-top="0.212cm" fo:margin-bottom="0.212cm" style:contextual-spacing="false" fo:text-align="justify" style:justify-single-word="false"/>
    </style:style>
    <style:style style:name="P8" style:family="paragraph" style:parent-style-name="resposta" style:list-style-name="WW8Num3">
      <style:paragraph-properties fo:margin-top="0.212cm" fo:margin-bottom="0.212cm" style:contextual-spacing="false" fo:keep-with-next="auto"/>
    </style:style>
    <style:style style:name="P9" style:family="paragraph" style:parent-style-name="Standard" style:list-style-name="WW8Num3">
      <style:paragraph-properties fo:margin-left="0.63cm" fo:margin-right="0cm" fo:margin-top="0.212cm" fo:margin-bottom="0.212cm" style:contextual-spacing="false" fo:text-indent="-0.63cm" style:auto-text-indent="false"/>
    </style:style>
    <style:style style:name="P10" style:family="paragraph" style:parent-style-name="Standard" style:list-style-name="WW8Num3">
      <style:paragraph-properties fo:margin-top="0.212cm" fo:margin-bottom="0.212cm" style:contextual-spacing="false"/>
    </style:style>
    <style:style style:name="P11" style:family="paragraph" style:parent-style-name="Standard" style:list-style-name="WW8Num3">
      <style:paragraph-properties fo:line-height="150%"/>
    </style:style>
    <style:style style:name="P12" style:family="paragraph" style:parent-style-name="Standard" style:list-style-name="WW8Num5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style:font-size-asian="12pt"/>
    </style:style>
    <style:style style:name="P14" style:family="paragraph" style:parent-style-name="Standard" style:list-style-name="WW8Num6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size="12pt" style:font-size-asian="12pt"/>
    </style:style>
    <style:style style:name="P15" style:family="paragraph" style:parent-style-name="Standard" style:list-style-name="WW8Num6">
      <style:paragraph-properties fo:line-height="150%" fo:text-align="justify" style:justify-single-word="false">
        <style:tab-stops>
          <style:tab-stop style:position="0cm"/>
        </style:tab-stops>
      </style:paragraph-properties>
    </style:style>
    <style:style style:name="P16" style:family="paragraph" style:parent-style-name="exercício">
      <style:text-properties officeooo:paragraph-rsid="00158a83"/>
    </style:style>
    <style:style style:name="P17" style:family="paragraph" style:parent-style-name="Standard">
      <style:text-properties fo:font-size="12pt" style:font-size-asian="12pt"/>
    </style:style>
    <style:style style:name="P18" style:family="paragraph" style:parent-style-name="Standard">
      <style:paragraph-properties fo:text-align="justify" style:justify-single-word="false"/>
      <style:text-properties fo:font-size="12pt" fo:language="en" fo:country="US" style:font-size-asian="12pt"/>
    </style:style>
    <style:style style:name="P19" style:family="paragraph" style:parent-style-name="Standard" style:list-style-name="WW8Num4">
      <style:text-properties fo:font-size="12pt" fo:language="en" fo:country="US" style:font-size-asian="12pt"/>
    </style:style>
    <style:style style:name="P20" style:family="paragraph" style:parent-style-name="Standard">
      <style:text-properties fo:font-size="12pt" fo:language="en" fo:country="US" style:font-size-asian="12pt"/>
    </style:style>
    <style:style style:name="P21" style:family="paragraph" style:parent-style-name="Standard">
      <style:paragraph-properties fo:margin-left="1cm" fo:margin-right="0cm" fo:text-indent="0.27cm" style:auto-text-indent="false"/>
      <style:text-properties fo:font-size="12pt" fo:language="en" fo:country="US" style:font-size-asian="12pt"/>
    </style:style>
    <style:style style:name="P22" style:family="paragraph" style:parent-style-name="Standard">
      <style:paragraph-properties fo:margin-left="1cm" fo:margin-right="0cm" fo:text-indent="0.27cm" style:auto-text-indent="false"/>
    </style:style>
    <style:style style:name="P23" style:family="paragraph" style:parent-style-name="Standard">
      <style:paragraph-properties fo:margin-right="0cm" fo:text-align="justify" style:justify-single-word="false" fo:text-indent="1.27cm" style:auto-text-indent="false"/>
      <style:text-properties fo:font-size="12pt" fo:language="en" fo:country="US" style:font-size-asian="12pt"/>
    </style:style>
    <style:style style:name="P24" style:family="paragraph" style:parent-style-name="Standard">
      <style:paragraph-properties fo:margin-right="0cm" fo:text-align="justify" style:justify-single-word="false" fo:text-indent="1.27cm" style:auto-text-indent="false"/>
      <style:text-properties fo:font-size="12pt" style:font-size-asian="12pt"/>
    </style:style>
    <style:style style:name="P25" style:family="paragraph" style:parent-style-name="Standard">
      <style:paragraph-properties fo:line-height="150%"/>
      <style:text-properties style:font-name="Courier New" fo:font-size="12pt" style:font-size-asian="12pt" style:font-name-complex="Courier New"/>
    </style:style>
    <style:style style:name="P26" style:family="paragraph" style:parent-style-name="Standard">
      <style:paragraph-properties fo:margin-left="1cm" fo:margin-right="0cm" fo:text-indent="0.27cm" style:auto-text-indent="false"/>
      <style:text-properties fo:font-size="12pt" style:font-size-asian="12pt"/>
    </style:style>
    <style:style style:name="P27" style:family="paragraph" style:parent-style-name="Standard">
      <style:paragraph-properties fo:margin-left="1cm" fo:margin-right="0cm" fo:line-height="150%" fo:text-indent="0.27cm" style:auto-text-indent="false"/>
      <style:text-properties fo:font-size="12pt" fo:language="en" fo:country="US" style:font-size-asian="12pt"/>
    </style:style>
    <style:style style:name="P28" style:family="paragraph" style:parent-style-name="exercício" style:list-style-name="">
      <style:paragraph-properties fo:margin-left="0.635cm" fo:margin-right="0cm" fo:margin-top="0cm" fo:margin-bottom="0cm" style:contextual-spacing="false" fo:text-indent="-0.635cm" style:auto-text-indent="false"/>
      <style:text-properties style:font-name="Times New Roman" fo:language="en" fo:country="US" fo:font-weight="normal" style:font-weight-asian="normal" style:font-name-complex="Times New Roman"/>
    </style:style>
    <style:style style:name="P29" style:family="paragraph" style:parent-style-name="exercício" style:list-style-name="">
      <style:paragraph-properties fo:margin-left="0.635cm" fo:margin-right="0cm" fo:margin-top="0cm" fo:margin-bottom="0cm" style:contextual-spacing="false" fo:text-indent="0.635cm" style:auto-text-indent="false"/>
    </style:style>
    <style:style style:name="P30" style:family="paragraph" style:parent-style-name="Standard">
      <style:paragraph-properties fo:margin-right="0cm" fo:text-indent="1.27cm" style:auto-text-indent="false"/>
    </style:style>
    <style:style style:name="P31" style:family="paragraph" style:parent-style-name="Standard">
      <style:paragraph-properties fo:margin-right="0cm" fo:text-indent="1.27cm" style:auto-text-indent="false"/>
      <style:text-properties fo:font-size="12pt" style:font-size-asian="12pt"/>
    </style:style>
    <style:style style:name="P32" style:family="paragraph" style:parent-style-name="Heading_20_4">
      <style:paragraph-properties fo:line-height="100%"/>
    </style:style>
    <style:style style:name="T1" style:family="text">
      <style:text-properties style:font-size-complex="14pt"/>
    </style:style>
    <style:style style:name="T2" style:family="text">
      <style:text-properties fo:font-size="12pt" style:font-size-asian="12pt"/>
    </style:style>
    <style:style style:name="T3" style:family="text">
      <style:text-properties fo:font-family="Symbol" style:font-family-generic="roman" style:font-pitch="variable" style:font-charset="x-symbol" fo:font-size="12pt" style:font-size-asian="12pt" style:font-family-complex="Symbol" style:font-family-generic-complex="roman" style:font-pitch-complex="variable" style:font-charset-complex="x-symbol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T6" style:family="text">
      <style:text-properties style:font-name="Times New Roman" officeooo:rsid="00158a83" style:font-name-complex="Times New Roman"/>
    </style:style>
    <style:style style:name="T7" style:family="text">
      <style:text-properties style:text-position="super 58%" fo:font-size="12pt" style:font-size-asian="12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officeooo:rsid="00158a83" style:font-size-asian="12pt"/>
    </style:style>
    <style:style style:name="T10" style:family="text">
      <style:text-properties fo:font-size="12pt" fo:language="en" fo:country="US" style:font-size-asian="12pt"/>
    </style:style>
    <style:style style:name="T11" style:family="text">
      <style:text-properties fo:language="en" fo:country="US"/>
    </style:style>
    <style:style style:name="T12" style:family="text">
      <style:text-properties style:font-name="Times New Roman" fo:font-weight="normal" style:font-weight-asian="normal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<text:s/>da Fronteira Sul – UFFS</text:p>
      <text:p text:style-name="P1">Campus Chapecó</text:p>
      <text:p text:style-name="P1">Ciência da Computação </text:p>
      <text:p text:style-name="P1"/>
      <text:p text:style-name="P2"><text:span text:style-name="T1">Linguagems Formais e Autômatos</text:span></text:p>
      <text:p text:style-name="P3"/>
      <text:p text:style-name="P3"/>
      <text:p text:style-name="P4">Lista de exercícios </text:p>
      <text:p text:style-name="P3"/>
      <text:p text:style-name="P5"><text:span text:style-name="T2">Esta lista será utilizada durante todo o semestre letivo. Aguarde orientações para o desenvolvimento de cada item da lista. </text:span></text:p>
      <text:p text:style-name="P3"/>
      <text:list xml:id="list973713346" text:style-name="WW8Num2">
        <text:list-item>
          <text:p text:style-name="exercício">Construa as gramáticas regulares para as seguintes linguagens:</text:p>
        </text:list-item>
      </text:list>
      <text:p text:style-name="P6"/>
      <text:list text:style-name="WW8Num3">
        <text:list-item>
          <text:p text:style-name="P7"><text:span text:style-name="T2">L(G) = { x | x </text:span><text:span text:style-name="T3"></text:span><text:span text:style-name="T2"> (a,b)* onde o número de b’s é par}</text:span></text:p>
        </text:list-item>
        <text:list-item>
          <text:p text:style-name="P7"><text:span text:style-name="T2">L(G) = { x | x </text:span><text:span text:style-name="T3"></text:span><text:span text:style-name="T2"> (a,b)* onde o número de b’s é impar}</text:span></text:p>
        </text:list-item>
        <text:list-item>
          <text:p text:style-name="P7"><text:span text:style-name="T2">L(G) = {x | x </text:span><text:span text:style-name="T3"></text:span><text:span text:style-name="T2"> (a,b,c)* onde ocorra pelo menos dois padrões ‘ac’}</text:span></text:p>
        </text:list-item>
        <text:list-item>
          <text:p text:style-name="P8"><text:span text:style-name="T4">L(G) = {x | x </text:span><text:span text:style-name="T5"></text:span><text:span text:style-name="T4"> (a,b,c)* onde ocorra pelo menos um padrão ‘a</text:span><text:span text:style-name="T6">b</text:span><text:span text:style-name="T4">c’}</text:span></text:p>
        </text:list-item>
        <text:list-item>
          <text:p text:style-name="P7"><text:span text:style-name="T2">L(G) = {x | x </text:span><text:span text:style-name="T3"></text:span><text:span text:style-name="T2"> <text:s/>(0, 1)</text:span><text:span text:style-name="T7">*</text:span><text:span text:style-name="T2"> e o número de 1’s é múltiplo de 3}</text:span></text:p>
        </text:list-item>
        <text:list-item>
          <text:p text:style-name="P7"><text:span text:style-name="T2">L(G) = { x | x </text:span><text:span text:style-name="T3"></text:span><text:span text:style-name="T2"> (a,b,c,d)</text:span><text:span text:style-name="T7">+</text:span><text:span text:style-name="T2"> <text:s/>onde a soma de a’s e c’s é impar se x começa com a ou a soma de a’s e d’s é par se x começa com b. Se x inicia por c ou d não existe restrição}</text:span></text:p>
        </text:list-item>
        <text:list-item>
          <text:p text:style-name="P7"><text:span text:style-name="T2">L(G) = { x | x </text:span><text:span text:style-name="T3"></text:span><text:span text:style-name="T2"> (a,b,c,d)</text:span><text:span text:style-name="T7">+</text:span><text:span text:style-name="T2"> <text:s/>onde a soma de b’s e c’s é impar se x começa com a ou a soma de a’s e d’s é par se x começa com b. Se x inicia por c ou de não existe restrição}</text:span></text:p>
        </text:list-item>
        <text:list-item>
          <text:p text:style-name="P9"><text:span text:style-name="T2">L(G) = {x | x </text:span><text:span text:style-name="T3"></text:span><text:span text:style-name="T2"> (a, b)</text:span><text:span text:style-name="T7">*</text:span><text:span text:style-name="T2"> e o número de a’s é par e x não possui b’s consecutivos}</text:span></text:p>
        </text:list-item>
        <text:list-item>
          <text:p text:style-name="P10"><text:span text:style-name="T2">L(G) = (x | x </text:span><text:span text:style-name="T3"></text:span><text:span text:style-name="T2"> (0, 1)</text:span><text:span text:style-name="T7">+</text:span><text:span text:style-name="T2"> e se x começa com 0 então o número de 0’s é par, senão o número de 0’s é ímpar}</text:span></text:p>
        </text:list-item>
        <text:list-item>
          <text:p text:style-name="P10"><text:span text:style-name="T2">L(G) = {x | x </text:span><text:span text:style-name="T3"></text:span><text:span text:style-name="T2"> (a, b, c)* e o número de a’s é par E o número de c’s é impar}</text:span></text:p>
        </text:list-item>
        <text:list-item>
          <text:p text:style-name="P10"><text:span text:style-name="T2">L(G) = (x | x </text:span><text:span text:style-name="T3"> </text:span><text:span text:style-name="T2">a</text:span><text:span text:style-name="T7">n</text:span><text:span text:style-name="T2">b</text:span><text:span text:style-name="T7">m</text:span><text:span text:style-name="T2"> <text:s/>e x possui n par e m ímpar}</text:span></text:p>
        </text:list-item>
        <text:list-item>
          <text:p text:style-name="P9"><text:span text:style-name="T2">L(G) = a</text:span><text:span text:style-name="T7">n</text:span><text:span text:style-name="T2">b</text:span><text:span text:style-name="T7">m</text:span><text:span text:style-name="T2">c</text:span><text:span text:style-name="T7">k</text:span><text:span text:style-name="T2"> | n+k seja par e m,n,k </text:span><text:span text:style-name="T3"></text:span><text:span text:style-name="T2"> 0}</text:span></text:p>
        </text:list-item>
        <text:list-item>
          <text:p text:style-name="P9"><text:span text:style-name="T2">L(G) = {x | x </text:span><text:span text:style-name="T3"></text:span><text:span text:style-name="T2"> (0, 1)</text:span><text:span text:style-name="T7">+</text:span><text:span text:style-name="T2"> e se x começa com 1 então o número de 1’s é ímpar, senão o número de 0’s é ímpar}.</text:span></text:p>
        </text:list-item>
        <text:list-item>
          <text:p text:style-name="P10"><text:span text:style-name="T2">L(G) = {x | x </text:span><text:span text:style-name="T3"></text:span><text:span text:style-name="T2"> <text:s/>(a, b, c)</text:span><text:span text:style-name="T7">*</text:span><text:span text:style-name="T2"> onde a soma de a´s e c´s é par e todos os c´s são concatenados}</text:span></text:p>
        </text:list-item>
        <text:list-item>
          <text:p text:style-name="P10"><text:soft-page-break/><text:span text:style-name="T2">L(G) = {x | x </text:span><text:span text:style-name="T3"></text:span><text:span text:style-name="T2"> <text:s/>(a,b,c)</text:span><text:span text:style-name="T7">*</text:span><text:span text:style-name="T2"> onde o número de a´s é par se x não possui b´s consecutivos, senão o número de a´s é ímpar}</text:span></text:p>
        </text:list-item>
        <text:list-item>
          <text:p text:style-name="P10"><text:span text:style-name="T2">L(G) = {x | x </text:span><text:span text:style-name="T3"></text:span><text:span text:style-name="T2"> <text:s/>(a, b)</text:span><text:span text:style-name="T7">*</text:span><text:span text:style-name="T2"> onde a soma de a´s e b´s é par se x possui todos os a´s concatenados, senão a soma de a´s e b´s é ímpar} <text:s text:c="2"/></text:span></text:p>
        </text:list-item>
        <text:list-item>
          <text:p text:style-name="P9"><text:span text:style-name="T2">L(G) = {x | x </text:span><text:span text:style-name="T3"></text:span><text:span text:style-name="T2"> <text:s/>(0, 1)</text:span><text:span text:style-name="T7">*</text:span><text:span text:style-name="T2"> e o número de 0’s é múltiplo de 4}</text:span></text:p>
        </text:list-item>
        <text:list-item>
          <text:p text:style-name="P11"><text:span text:style-name="T2">L(G) = {x | x </text:span><text:span text:style-name="T3"></text:span><text:span text:style-name="T2"> (</text:span><text:span text:style-name="T8">0</text:span><text:span text:style-name="T2">, </text:span><text:span text:style-name="T8">1</text:span><text:span text:style-name="T2">, </text:span><text:span text:style-name="T8">2</text:span><text:span text:style-name="T2">, ..., </text:span><text:span text:style-name="T8">9</text:span><text:span text:style-name="T2">, “</text:span><text:span text:style-name="T8">+</text:span><text:span text:style-name="T2">”, “</text:span><text:span text:style-name="T8">-</text:span><text:span text:style-name="T2">”, “</text:span><text:span text:style-name="T8">.</text:span><text:span text:style-name="T2">”)</text:span><text:span text:style-name="T7">+</text:span><text:span text:style-name="T2"> tal que x é um número real}</text:span></text:p>
        </text:list-item>
        <text:list-item>
          <text:p text:style-name="P11"><text:span text:style-name="T2">L(G) = {x | x </text:span><text:span text:style-name="T3"></text:span><text:span text:style-name="T2"> (</text:span><text:span text:style-name="T8">0</text:span><text:span text:style-name="T2">, </text:span><text:span text:style-name="T8">1</text:span><text:span text:style-name="T2">)</text:span><text:span text:style-name="T7">*</text:span><text:span text:style-name="T2"> , tal que o número de </text:span><text:span text:style-name="T8">1</text:span><text:span text:style-name="T2">’s é múltiplo de 3 E o número de </text:span><text:span text:style-name="T8">0</text:span><text:span text:style-name="T2">’s é par }</text:span></text:p>
        </text:list-item>
        <text:list-item>
          <text:p text:style-name="P11"><text:span text:style-name="T2">L(G) = {x | x </text:span><text:span text:style-name="T3"></text:span><text:span text:style-name="T2"> (a, b, c, d, e, f, i)* onde todas as vogais estejam ordenadas}</text:span></text:p>
        </text:list-item>
      </text:list>
      <text:p text:style-name="P6"/>
      <text:list xml:id="list154816348194044" text:continue-list="list973713346" text:style-name="WW8Num2">
        <text:list-item>
          <text:p text:style-name="exercício">Construa as gramáticas livres de contexto/sensíveis ao contexto para as seguintes linguagens:</text:p>
        </text:list-item>
      </text:list>
      <text:p text:style-name="P3"/>
      <text:list text:style-name="WW8Num5">
        <text:list-item>
          <text:p text:style-name="P12"><text:span text:style-name="T2">L(G) = {x | x </text:span><text:span text:style-name="T3"></text:span><text:span text:style-name="T2"> 1</text:span><text:span text:style-name="T7">n</text:span><text:span text:style-name="T2">0</text:span><text:span text:style-name="T7">m</text:span><text:span text:style-name="T2">2</text:span><text:span text:style-name="T7">n</text:span><text:span text:style-name="T2"> <text:s/>onde n e m &gt; 0}</text:span></text:p>
        </text:list-item>
        <text:list-item>
          <text:p text:style-name="P12"><text:span text:style-name="T2">L(G) = {x | x </text:span><text:span text:style-name="T3"> </text:span><text:span text:style-name="T2">a</text:span><text:span text:style-name="T7">n</text:span><text:span text:style-name="T2">b</text:span><text:span text:style-name="T7">m</text:span><text:span text:style-name="T2">c</text:span><text:span text:style-name="T7">n</text:span><text:span text:style-name="T2">a</text:span><text:span text:style-name="T7">n</text:span><text:span text:style-name="T2"> onde n &gt; 0 e m &gt; 0}</text:span></text:p>
        </text:list-item>
        <text:list-item>
          <text:p text:style-name="P12"><text:span text:style-name="T2">L(G) = {x | x </text:span><text:span text:style-name="T3"> </text:span><text:span text:style-name="T2">a</text:span><text:span text:style-name="T7">n</text:span><text:span text:style-name="T2">b</text:span><text:span text:style-name="T7">m</text:span><text:span text:style-name="T2">c</text:span><text:span text:style-name="T7">n</text:span><text:span text:style-name="T2"> <text:s/>onde n &gt; 0 e m &gt;= 0}</text:span></text:p>
        </text:list-item>
        <text:list-item>
          <text:p text:style-name="P12"><text:span text:style-name="T2">L(G) = {x | x </text:span><text:span text:style-name="T3"> </text:span><text:span text:style-name="T2">a</text:span><text:span text:style-name="T7">m</text:span><text:span text:style-name="T2">b</text:span><text:span text:style-name="T7">n</text:span><text:span text:style-name="T2">c</text:span><text:span text:style-name="T7">n</text:span><text:span text:style-name="T2"> onde n &gt; 0 e m &gt;= 0}</text:span></text:p>
        </text:list-item>
        <text:list-item>
          <text:p text:style-name="P12"><text:span text:style-name="T2">L(G) = {x | x </text:span><text:span text:style-name="T3"> </text:span><text:span text:style-name="T2"><text:s/>0</text:span><text:span text:style-name="T7">m</text:span><text:span text:style-name="T2">1</text:span><text:span text:style-name="T7">n </text:span><text:span text:style-name="T2"><text:s/>onde m = n/2-1}</text:span></text:p>
        </text:list-item>
        <text:list-item>
          <text:p text:style-name="P12"><text:span text:style-name="T2">L(G) = {x | x </text:span><text:span text:style-name="T3"> </text:span><text:span text:style-name="T2">a</text:span><text:span text:style-name="T7">m</text:span><text:span text:style-name="T2">b</text:span><text:span text:style-name="T7">n </text:span><text:span text:style-name="T2"><text:s/>onde m </text:span><text:span text:style-name="T3"></text:span><text:span text:style-name="T2"> n}</text:span></text:p>
        </text:list-item>
        <text:list-item>
          <text:p text:style-name="P12"><text:span text:style-name="T2">L(G) = {x | x </text:span><text:span text:style-name="T3"> </text:span><text:span text:style-name="T2">a</text:span><text:span text:style-name="T7">n</text:span><text:span text:style-name="T2">b</text:span><text:span text:style-name="T7">m</text:span><text:span text:style-name="T2">c</text:span><text:span text:style-name="T7">k</text:span><text:span text:style-name="T2"> <text:s/>onde m = n + k e n, m, k &gt;= 0 }</text:span></text:p>
        </text:list-item>
        <text:list-item>
          <text:p text:style-name="P12"><text:span text:style-name="T2">L(G) = {x | x </text:span><text:span text:style-name="T3"></text:span><text:span text:style-name="T2"> (a,b,c)* onde o número de a’s é igual ao número de c’s}</text:span></text:p>
        </text:list-item>
        <text:list-item>
          <text:p text:style-name="P12"><text:span text:style-name="T2">L(G) = {x | x </text:span><text:span text:style-name="T3"> </text:span><text:span text:style-name="T2">a</text:span><text:span text:style-name="T7">n</text:span><text:span text:style-name="T2">b</text:span><text:span text:style-name="T7">m</text:span><text:span text:style-name="T2"> onde n é par e m &gt; 0} </text:span></text:p>
        </text:list-item>
        <text:list-item>
          <text:p text:style-name="P12"><text:span text:style-name="T2">L(G) = {x | x </text:span><text:span text:style-name="T3"> </text:span><text:span text:style-name="T2">1</text:span><text:span text:style-name="T7">n</text:span><text:span text:style-name="T2">0</text:span><text:span text:style-name="T7">m</text:span><text:span text:style-name="T2"> <text:s/>onde n, m <text:s/>&gt; 0 e n </text:span><text:span text:style-name="T3"></text:span><text:span text:style-name="T2"> m }</text:span></text:p>
        </text:list-item>
        <text:list-item>
          <text:p text:style-name="P12"><text:span text:style-name="T2">L(G) = {x | x </text:span><text:span text:style-name="T3"> </text:span><text:span text:style-name="T2">a</text:span><text:span text:style-name="T7">i </text:span><text:span text:style-name="T2">b</text:span><text:span text:style-name="T7">j </text:span><text:span text:style-name="T2">d</text:span><text:span text:style-name="T7">k</text:span><text:span text:style-name="T2"> onde i, j, k </text:span><text:span text:style-name="T3"></text:span><text:span text:style-name="T2"> 0, i </text:span><text:span text:style-name="T3"></text:span><text:span text:style-name="T2"> k}</text:span></text:p>
        </text:list-item>
        <text:list-item>
          <text:p text:style-name="P12"><text:span text:style-name="T2">L(G) = {x | x </text:span><text:span text:style-name="T3"> {</text:span><text:span text:style-name="T2">a</text:span><text:span text:style-name="T7">2i+1 </text:span><text:span text:style-name="T2">b</text:span><text:span text:style-name="T7">i+3</text:span><text:span text:style-name="T2"> i &gt; 0 } U {a</text:span><text:span text:style-name="T7">i+4 </text:span><text:span text:style-name="T2">b</text:span><text:span text:style-name="T7">i+3</text:span><text:span text:style-name="T2"> | i &gt;= 0}</text:span></text:p>
        </text:list-item>
        <text:list-item>
          <text:p text:style-name="P12"><text:span text:style-name="T2">L(G) = {x | x </text:span><text:span text:style-name="T3"> </text:span><text:span text:style-name="T2">a</text:span><text:span text:style-name="T7">i </text:span><text:span text:style-name="T2">b</text:span><text:span text:style-name="T7">k</text:span><text:span text:style-name="T2"> onde k &gt; 0 e <text:s/>i &gt; k}</text:span></text:p>
        </text:list-item>
        <text:list-item>
          <text:p text:style-name="P12"><text:span text:style-name="T2">L(G) = {x | x </text:span><text:span text:style-name="T3"> </text:span><text:span text:style-name="T2">a</text:span><text:span text:style-name="T7">i <text:s/></text:span><text:span text:style-name="T2">b</text:span><text:span text:style-name="T7">j</text:span><text:span text:style-name="T2"> c</text:span><text:span text:style-name="T7">j</text:span><text:span text:style-name="T2"> d</text:span><text:span text:style-name="T7">i</text:span><text:span text:style-name="T2"> e</text:span><text:span text:style-name="T7">3</text:span><text:span text:style-name="T2"> onde i,j &gt;= 0}</text:span></text:p>
        </text:list-item>
        <text:list-item>
          <text:p text:style-name="P12"><text:span text:style-name="T2">L(G) = {x | x </text:span><text:span text:style-name="T3"> </text:span><text:span text:style-name="T2">a</text:span><text:span text:style-name="T7">i <text:s/></text:span><text:span text:style-name="T2">b</text:span><text:span text:style-name="T7">1</text:span><text:span text:style-name="T2"> c</text:span><text:span text:style-name="T7">k</text:span><text:span text:style-name="T2"> onde i,j,k &gt;= 0 <text:s/>e <text:s/>i &lt;&gt; k}</text:span></text:p>
        </text:list-item>
      </text:list>
      <text:p text:style-name="P13"/>
      <text:list xml:id="list154815716863527" text:continue-list="list154816348194044" text:style-name="WW8Num2">
        <text:list-item>
          <text:p text:style-name="exercício">Construa as expressões regulares para as seguintes linguagens, considerando o alfabeto (0,1):</text:p>
        </text:list-item>
      </text:list>
      <text:p text:style-name="P3"/>
      <text:list text:style-name="WW8Num6">
        <text:list-item>
          <text:p text:style-name="P14">Cadeias que terminam por 110</text:p>
        </text:list-item>
        <text:list-item>
          <text:p text:style-name="P15"><text:soft-page-break/><text:span text:style-name="T2">Cadeias com exatamente 2 zeros</text:span></text:p>
        </text:list-item>
        <text:list-item>
          <text:p text:style-name="P14">Cadeias com número ímpar de 1’s</text:p>
        </text:list-item>
        <text:list-item>
          <text:p text:style-name="P14">Cadeias que iniciam por 0 e terminam por 0</text:p>
        </text:list-item>
        <text:list-item>
          <text:p text:style-name="P15"><text:span text:style-name="T2">Cadeias com pelo menos 2 padrões 000</text:span></text:p>
        </text:list-item>
        <text:list-item>
          <text:p text:style-name="P14">Cadeias cujo antepenúltimo símbolo seja sempre 0</text:p>
        </text:list-item>
        <text:list-item>
          <text:p text:style-name="P14">Com número par de 1s e 0s</text:p>
        </text:list-item>
        <text:list-item>
          <text:p text:style-name="P14">Com número ímpar de ocorrências do padrão 00</text:p>
        </text:list-item>
        <text:list-item>
          <text:p text:style-name="P15"><text:span text:style-name="T2">Com pelo menos duas ocorrências do padrão 101</text:span></text:p>
        </text:list-item>
        <text:list-item>
          <text:p text:style-name="P14">Todas as cadeias que começam com 01 e terminam com 10</text:p>
        </text:list-item>
        <text:list-item>
          <text:p text:style-name="P15"><text:span text:style-name="T2">Todas as cadeias que contenham exatamente quatro 1s</text:span></text:p>
        </text:list-item>
        <text:list-item>
          <text:p text:style-name="P14">Construir as expressões regulares para as linguagens definidas item 1.</text:p>
        </text:list-item>
      </text:list>
      <text:p text:style-name="P13"/>
      <text:list text:continue-list="list154815716863527" text:style-name="WW8Num2">
        <text:list-item>
          <text:p text:style-name="P16"><text:span text:style-name="T2">Construa os autômatos finitos para as gramáticas abaixo </text:span><text:span text:style-name="T9">e d</text:span>eterminize:</text:p>
        </text:list-item>
      </text:list>
      <text:p text:style-name="P17"/>
      <text:p text:style-name="P6">a) <text:tab/>S ::= aA | bB | a</text:p>
      <text:p text:style-name="P6"><text:tab/>A ::= aS | bC</text:p>
      <text:p text:style-name="P5"><text:span text:style-name="T2"><text:tab/></text:span><text:span text:style-name="T10">B ::= aC | bS</text:span></text:p>
      <text:p text:style-name="P18"><text:tab/>C ::= aB | bA | b<text:span text:style-name="T11"/></text:p>
      <text:p text:style-name="P18"/>
      <text:p text:style-name="P5"><text:span text:style-name="T10">b) <text:tab/>S ::= aA | bB | b | cS | c | </text:span><text:span text:style-name="T3"></text:span></text:p>
      <text:p text:style-name="P5"><text:span text:style-name="T10"><text:tab/></text:span><text:span text:style-name="T2">A ::= aS | a | bC | cA</text:span></text:p>
      <text:p text:style-name="P6"><text:tab/>B ::= aA | cB | cS | c</text:p>
      <text:p text:style-name="P6"><text:tab/>C ::= aS | a | cA | cC</text:p>
      <text:p text:style-name="P6"/>
      <text:p text:style-name="P17"/>
      <text:list xml:id="list154815619948854" text:continue-numbering="true" text:style-name="WW8Num2">
        <text:list-item>
          <text:p text:style-name="exercício">Construa os autômatos finitos para as gramáticas abaixo, e minimize-os </text:p>
        </text:list-item>
      </text:list>
      <text:p text:style-name="P17"/>
      <text:list text:style-name="WW8Num4">
        <text:list-item>
          <text:p text:style-name="P19" loext:marker-style-name="T11">S ::= aS | aB | bS<text:line-break/>B ::= aC <text:line-break/>C ::= b<text:span text:style-name="T11"/></text:p>
        </text:list-item>
      </text:list>
      <text:p text:style-name="P20"/>
      <text:p text:style-name="P20">b)<text:tab/>S ::= aB | aC | bD | cC | dC<text:line-break/><text:tab/>B ::= bD | cC | dC<text:line-break/><text:tab/>C ::= dD<text:span text:style-name="T11"/></text:p>
      <text:p text:style-name="Standard"><text:span text:style-name="T10"><text:tab/></text:span><text:span text:style-name="T2">D ::= bB | bC</text:span></text:p>
      <text:p text:style-name="P17"><text:tab/></text:p>
      <text:p text:style-name="P17"/>
      <text:p text:style-name="P17"/>
      <text:list xml:id="list154817301636296" text:continue-list="list154815619948854" text:style-name="WW8Num2">
        <text:list-item>
          <text:p text:style-name="exercício"><text:soft-page-break/>Elimine os símbolos inúteis (inalcançáveis e mortos) das gramáticas abaixo</text:p>
        </text:list-item>
      </text:list>
      <text:p text:style-name="P6"/>
      <text:p text:style-name="P6">a) <text:tab/>S ::= aCD | ab | bB | aaS</text:p>
      <text:p text:style-name="P5"><text:span text:style-name="T2"><text:tab/>B ::= bbB | Daa | a</text:span></text:p>
      <text:p text:style-name="P6"><text:tab/>C ::= aCa | BCb | ECab</text:p>
      <text:p text:style-name="P6"><text:tab/>E ::= ab | Ea | Ba</text:p>
      <text:p text:style-name="P6"><text:tab/>D ::= abB | ab | DD</text:p>
      <text:p text:style-name="P6"/>
      <text:p text:style-name="P17">b)<text:tab/>S ::= Abc | aBc </text:p>
      <text:p text:style-name="P17"><text:tab/>A ::= aAb | AB | Abc | CD</text:p>
      <text:p text:style-name="Standard"><text:span text:style-name="T2"><text:tab/>B ::= bBc | bC | Bc</text:span></text:p>
      <text:p text:style-name="P17"><text:tab/>C ::= cCc | cC | CD</text:p>
      <text:p text:style-name="P17"><text:tab/>D ::= bbD | Dbc | DD</text:p>
      <text:p text:style-name="P17"><text:tab/>E ::= bEc | EC | cc</text:p>
      <text:p text:style-name="P17"/>
      <text:p text:style-name="P17">c)<text:tab/>S ::= 0A1 | 1B0 | C</text:p>
      <text:p text:style-name="P17"><text:tab/>A ::= 1A0 | AC</text:p>
      <text:p text:style-name="Standard"><text:span text:style-name="T2"><text:tab/>B ::= 0D1 | 01</text:span></text:p>
      <text:p text:style-name="P17"><text:tab/>C ::= 1A | 0C</text:p>
      <text:p text:style-name="P17"><text:tab/>D ::= 1B0 | 10</text:p>
      <text:p text:style-name="P17"/>
      <text:p text:style-name="P17">d)<text:tab/>S ::= E*E | E+E | (E)</text:p>
      <text:p text:style-name="P17"><text:tab/>A ::= id | id*E | id+E | (id)</text:p>
      <text:h text:style-name="Heading_20_2" text:outline-level="2"><text:tab/>E ::= BS | A+E | A*E | A</text:h>
      <text:p text:style-name="Standard"><text:span text:style-name="T2"><text:tab/>B ::= id+B | id*E </text:span></text:p>
      <text:p text:style-name="P6"/>
      <text:p text:style-name="P17">e)<text:tab/>S ::= aAc | aBc | ac<text:tab/><text:tab/><text:tab/></text:p>
      <text:p text:style-name="P21">A ::= aEd | aAb | ab<text:tab/><text:tab/><text:tab/><text:span text:style-name="T11"/></text:p>
      <text:p text:style-name="P21">B ::= BaD | aBb | a<text:tab/><text:tab/><text:tab/><text:tab/><text:span text:style-name="T11"/></text:p>
      <text:p text:style-name="P21">C ::= aCd | af<text:tab/><text:tab/><text:tab/><text:tab/><text:span text:style-name="T11"/></text:p>
      <text:p text:style-name="P21">D ::= aDd | aD<text:span text:style-name="T11"/></text:p>
      <text:p text:style-name="P22"><text:span text:style-name="T2">E ::= aEa | af</text:span></text:p>
      <text:p text:style-name="P6"/>
      <text:p text:style-name="P6">e)<text:tab/>S ::= aAb | aCd |ab</text:p>
      <text:p text:style-name="P23">A ::= aAb | aA<text:span text:style-name="T11"/></text:p>
      <text:p text:style-name="P23">B ::= ad | aBc<text:span text:style-name="T11"/></text:p>
      <text:p text:style-name="P24">C ::= aSa | aa</text:p>
      <text:list xml:id="list154815804259724" text:continue-numbering="true" text:style-name="WW8Num2">
        <text:list-item>
          <text:p text:style-name="exercício">Elimine as <text:span text:style-name="T5"></text:span> produções das seguintes gramáticas</text:p>
        </text:list-item>
      </text:list>
      <text:p text:style-name="P17"/>
      <text:p text:style-name="P17">a) <text:tab/>X ::= 0X1 | 1X1 | AB | B1C0</text:p>
      <text:p text:style-name="Standard"><text:span text:style-name="T2"><text:tab/>A ::= 1A1 | 00A | ABC | </text:span><text:span text:style-name="T3"></text:span></text:p>
      <text:p text:style-name="Standard"><text:span text:style-name="T2"><text:tab/>B ::= BA | 1B0 | BAC | </text:span><text:span text:style-name="T3"></text:span></text:p>
      <text:h text:style-name="Heading_20_2" text:outline-level="2"><text:tab/>C ::= BCB | 0011 | 1A1 | <text:s/><text:span text:style-name="T5"></text:span></text:h>
      <text:p text:style-name="P17"/>
      <text:p text:style-name="Standard"><text:span text:style-name="T2">b)<text:tab/>S ::= ABC | aBC | bC</text:span></text:p>
      <text:p text:style-name="Standard"><text:span text:style-name="T2"><text:tab/>A ::= aAa | </text:span><text:span text:style-name="T3"></text:span></text:p>
      <text:p text:style-name="Standard"><text:span text:style-name="T2"><text:tab/>B ::= BC | bB | </text:span><text:span text:style-name="T3"></text:span></text:p>
      <text:p text:style-name="Standard"><text:soft-page-break/><text:span text:style-name="T2"><text:tab/>C ::= CC | cC | </text:span><text:span text:style-name="T3"></text:span><text:span text:style-name="T2"> </text:span></text:p>
      <text:p text:style-name="P17"/>
      <text:p text:style-name="P17">c)<text:tab/>S ::= 0A1 | 00B | A0B | AC</text:p>
      <text:p text:style-name="Standard"><text:span text:style-name="T2"><text:tab/>A ::= 1A0 | 1A | AB <text:s/>| </text:span><text:span text:style-name="T3"></text:span></text:p>
      <text:p text:style-name="Standard"><text:span text:style-name="T2"><text:tab/>B ::= BA | 00B | 11B | </text:span><text:span text:style-name="T3"></text:span></text:p>
      <text:p text:style-name="P17"><text:tab/>C ::= 0C1 | 01</text:p>
      <text:p text:style-name="P17"/>
      <text:p text:style-name="P17">d) <text:tab/>S ::= KL | MN | kKk </text:p>
      <text:p text:style-name="Standard"><text:span text:style-name="T2"><text:tab/>K ::= kKk | </text:span><text:span text:style-name="T3"></text:span></text:p>
      <text:p text:style-name="Standard"><text:span text:style-name="T2"><text:tab/>L ::= lllL | </text:span><text:span text:style-name="T3"></text:span></text:p>
      <text:p text:style-name="Standard"><text:span text:style-name="T2"><text:tab/>M ::= mM | </text:span><text:span text:style-name="T3"></text:span></text:p>
      <text:p text:style-name="P17"><text:tab/>N ::= nNnn | nnn</text:p>
      <text:p text:style-name="P25"/>
      <text:p text:style-name="Standard"><text:span text:style-name="T2">e)<text:tab/>S ::= 1AB | 0ABC<text:tab/><text:tab/><text:tab/><text:tab/></text:span></text:p>
      <text:p text:style-name="P22"><text:span text:style-name="T2">A ::= 1A0C | AC | 1 | </text:span><text:span text:style-name="T3"></text:span><text:span text:style-name="T2"><text:tab/><text:tab/><text:tab/></text:span></text:p>
      <text:p text:style-name="P26">B ::= ACA | 1B | 0<text:tab/><text:tab/><text:tab/><text:tab/></text:p>
      <text:p text:style-name="P22"><text:span text:style-name="T10">C ::= 1C | C1C | </text:span><text:span text:style-name="T3"></text:span><text:span text:style-name="T10"><text:tab/><text:tab/><text:tab/><text:tab/></text:span></text:p>
      <text:p text:style-name="P27"/>
      <text:p text:style-name="P28">f)<text:tab/><text:tab/>S ::= 1B | BCD </text:p>
      <text:p text:style-name="P29"><text:span text:style-name="T12">B ::= BCB | 01 | </text:span><text:span text:style-name="T5"></text:span><text:span text:style-name="T12"> </text:span></text:p>
      <text:p text:style-name="P29"><text:span text:style-name="T12">C ::= C1 | 1 | </text:span><text:span text:style-name="T5"></text:span></text:p>
      <text:p text:style-name="P24">D ::= 1D0 | 10</text:p>
      <text:p text:style-name="P6"/>
      <text:list text:continue-numbering="true" text:style-name="WW8Num2">
        <text:list-item>
          <text:p text:style-name="exercício">Elimine as produções unitárias das seguintes GLCs:</text:p>
        </text:list-item>
      </text:list>
      <text:p text:style-name="P6"/>
      <text:p text:style-name="P17">a) <text:s text:c="2"/><text:tab/>S ::= 1A0 | 0B1 | B</text:p>
      <text:p text:style-name="P30"><text:span text:style-name="T2">A ::= 1B0 | C | 01</text:span></text:p>
      <text:p text:style-name="P31">B ::= 10B | 0C1 | D</text:p>
      <text:p text:style-name="P31">C ::= 10 | 01 | 0C</text:p>
      <text:p text:style-name="P31">D ::= 1D0 | 10 | C</text:p>
      <text:p text:style-name="P31"/>
      <text:p text:style-name="P17">b)<text:tab/>S ::= aA | aB | A</text:p>
      <text:p text:style-name="P26">A ::= bc | Bd | B</text:p>
      <text:p text:style-name="P26">B ::= aCd | aC | A</text:p>
      <text:p text:style-name="P26">C ::= aC | S</text:p>
      <text:p text:style-name="P6"/>
      <text:p text:style-name="P6"/>
      <text:list xml:id="list154815798128811" text:continue-numbering="true" text:style-name="WW8Num2">
        <text:list-item>
          <text:p text:style-name="exercício">Fatore as gramáticas abaixo</text:p>
        </text:list-item>
      </text:list>
      <text:p text:style-name="P6"/>
      <text:p text:style-name="P17">a)<text:tab/>S ::= Abc | bBC | bCD</text:p>
      <text:p text:style-name="P17"><text:tab/>A ::= aBC | aDC</text:p>
      <text:p text:style-name="P17"><text:tab/>B ::= dCc | dc</text:p>
      <text:p text:style-name="P17"><text:tab/>C ::= Acd | cd</text:p>
      <text:p text:style-name="Standard"><text:span text:style-name="T2"><text:tab/>D ::= aBC | abc | aC</text:span></text:p>
      <text:p text:style-name="P17"/>
      <text:p text:style-name="P17"><text:soft-page-break/>b)<text:tab/>S ::= 1A0 | 1B1</text:p>
      <text:p text:style-name="P17"><text:tab/>A ::= 1A0 | 100</text:p>
      <text:p text:style-name="P17"><text:tab/>B ::= C10 | C01</text:p>
      <text:p text:style-name="P17"><text:tab/>C ::= 11C | 11D</text:p>
      <text:p text:style-name="P6"><text:tab/>D ::= 10 | 11</text:p>
      <text:p text:style-name="P6"/>
      <text:p text:style-name="P17">c)<text:tab/>S ::= 10D | 11C | 0B</text:p>
      <text:h text:style-name="P32" text:outline-level="4">B ::= 1CD | 101B | 01</text:h>
      <text:p text:style-name="P26">C ::= 101C | 1B0 | 00</text:p>
      <text:p text:style-name="P26">D ::= 00B | 011D | 110</text:p>
      <text:p text:style-name="P17"/>
      <text:p text:style-name="P17">d) <text:tab/>S ::= aBd | acD | bC</text:p>
      <text:p text:style-name="P17"><text:tab/>B ::= bDc | bCd | ad</text:p>
      <text:p text:style-name="P17"><text:tab/>D ::= cdD | caB</text:p>
      <text:p text:style-name="Standard"><text:span text:style-name="T2"><text:tab/>C ::= cbB | adD </text:span></text:p>
      <text:p text:style-name="P6"/>
      <text:list text:continue-numbering="true" text:style-name="WW8Num2">
        <text:list-item>
          <text:p text:style-name="exercício">Elimine a recursão a esquerda das gramáticas abaixo</text:p>
        </text:list-item>
      </text:list>
      <text:p text:style-name="P6"/>
      <text:p text:style-name="P17">a) <text:tab/>S ::= 01S | 00A | S10 | A01</text:p>
      <text:p text:style-name="Standard"><text:span text:style-name="T2"><text:tab/>A ::= 00D | 01S | A00 | S11 | 0B</text:span></text:p>
      <text:p text:style-name="P17"><text:tab/>B ::= B00 | B11 | C01 | 001</text:p>
      <text:p text:style-name="P17"><text:tab/>C ::= B10 | C00 | 01C | 01B | 0</text:p>
      <text:p text:style-name="P17"><text:tab/>D ::= D01 | D00 | 01 | 00</text:p>
      <text:p text:style-name="P17"/>
      <text:p text:style-name="P17">b)<text:tab/>S ::= SaB | Sbc | Acd</text:p>
      <text:p text:style-name="Standard"><text:span text:style-name="T2"><text:tab/>A ::= ABc | Acd | Bcd | Cd</text:span></text:p>
      <text:p text:style-name="P17"><text:tab/>B ::= Acd | Bcc | Cdc</text:p>
      <text:p text:style-name="P17"><text:tab/>C ::= Ac | Cd | dc</text:p>
      <text:p text:style-name="P17"/>
      <text:p text:style-name="P17">c)<text:tab/>S ::= Cab | Ab | b</text:p>
      <text:p text:style-name="P17"><text:tab/>A ::= Bcd | Ac | ab</text:p>
      <text:p text:style-name="Standard"><text:span text:style-name="T2"><text:tab/>B ::= Aca | Bc | Cba | a</text:span></text:p>
      <text:p text:style-name="P17"><text:tab/>C ::= DaC | Cc | c</text:p>
      <text:p text:style-name="P17"><text:tab/>D ::= ac | CaD</text:p>
      <text:p text:style-name="P17"/>
      <text:p text:style-name="P17">d)<text:tab/>S ::= Aab | Bc | ScAb </text:p>
      <text:p text:style-name="P17"><text:tab/>A ::= SAc | BaA | ab</text:p>
      <text:p text:style-name="P17"><text:tab/>B ::= Ac | aBb | ab</text:p>
      <text:p text:style-name="P6"/>
      <text:p text:style-name="P6"/>
      <text:list text:continue-numbering="true" text:style-name="WW8Num2">
        <text:list-item>
          <text:p text:style-name="exercício">Construa os conjuntos FIRST e FOLLOW das gramáticas a seguir</text:p>
        </text:list-item>
      </text:list>
      <text:p text:style-name="P17"/>
      <text:p text:style-name="P17">a)<text:tab/>S ::= Syx | Bz | CAw | AB</text:p>
      <text:p text:style-name="P17"><text:tab/>A ::= aCB | Byb | bC </text:p>
      <text:p text:style-name="Standard"><text:span text:style-name="T2"><text:tab/>B ::= cAd | Byd | aB | </text:span><text:span text:style-name="T3"></text:span></text:p>
      <text:p text:style-name="Standard"><text:span text:style-name="T2"><text:tab/>C ::= zBd | wCc | ABy | </text:span><text:span text:style-name="T3"></text:span></text:p>
      <text:p text:style-name="P17"><text:soft-page-break/></text:p>
      <text:p text:style-name="P17">b)<text:tab/>S ::= xSy | ABz | ACw | BA</text:p>
      <text:p text:style-name="Standard"><text:span text:style-name="T2"><text:tab/></text:span><text:span text:style-name="T10">A ::= aCB | Bby | By </text:span></text:p>
      <text:p text:style-name="Standard"><text:span text:style-name="T10"><text:tab/>B ::= cCy | Cdy | </text:span><text:span text:style-name="T3"></text:span></text:p>
      <text:p text:style-name="Standard"><text:span text:style-name="T10"><text:tab/>C ::= dBz | cCw | ABy | </text:span><text:span text:style-name="T3"></text:span></text:p>
      <text:p text:style-name="P20"/>
      <text:p text:style-name="P20">c)<text:tab/>S ::= aBc | bc | BCd | a<text:span text:style-name="T11"/></text:p>
      <text:p text:style-name="Standard"><text:span text:style-name="T10"><text:tab/>B ::= bD | bc | </text:span><text:span text:style-name="T3"></text:span></text:p>
      <text:p text:style-name="Standard"><text:span text:style-name="T10"><text:tab/>C ::= ac | Bd | Dc | <text:s/></text:span><text:span text:style-name="T3"></text:span></text:p>
      <text:p text:style-name="P20"><text:tab/>D ::= BC | cd | ac | Ce<text:span text:style-name="T11"/></text:p>
      <text:p text:style-name="P20"/>
      <text:p text:style-name="Standard"><text:span text:style-name="T10">d)<text:tab/>S ::= Syx | Bz | CAw | AB</text:span></text:p>
      <text:p text:style-name="Standard"><text:span text:style-name="T10"><text:tab/>A ::= aCB | Byb | bC | </text:span><text:span text:style-name="T3"></text:span></text:p>
      <text:p text:style-name="P20"><text:tab/>B ::= cAd | Byd | aB<text:span text:style-name="T11"/></text:p>
      <text:p text:style-name="Standard"><text:span text:style-name="T10"><text:tab/>C ::= zBd | wCc | ABy | </text:span><text:span text:style-name="T3"></text:span></text:p>
      <text:p text:style-name="P20"/>
      <text:p text:style-name="P20">e)<text:tab/>S ::= aB | Ca | AbC | CA | ABc<text:span text:style-name="T11"/></text:p>
      <text:p text:style-name="Standard"><text:span text:style-name="T10"><text:tab/>A ::= cD | BC | Db</text:span></text:p>
      <text:p text:style-name="Standard"><text:span text:style-name="T10"><text:tab/>B ::= bB | Cd | </text:span><text:span text:style-name="T3"></text:span></text:p>
      <text:p text:style-name="Standard"><text:span text:style-name="T10"><text:tab/>C ::= cB | aA | ab | Bc | </text:span><text:span text:style-name="T3"></text:span></text:p>
      <text:p text:style-name="P20"><text:tab/>D ::= cD | eD | e<text:span text:style-name="T11"/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SimSun" svg:font-family="SimSun, 宋体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1cm" fo:margin-right="0cm" fo:line-height="150%" fo:text-indent="0cm" style:auto-text-indent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left="1cm" fo:margin-right="0cm" fo:line-height="150%" fo:text-indent="0.27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text-align="justify" style:justify-single-word="false" fo:keep-with-next="always"/>
      <style:text-properties style:font-name="Courier New" fo:font-family="'Courier New'" style:font-family-generic="modern" fo:font-size="12pt" style:font-size-asian="12pt" style:font-name-complex="Courier New" style:font-family-complex="'Courier New'" style:font-family-generic-complex="modern"/>
    </style:style>
    <style:style style:name="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exercício" style:family="paragraph" style:parent-style-name="Heading_20_1" style:default-outline-level="" style:list-style-name="WW8Num2">
      <style:text-properties fo:font-size="12pt" style:font-size-asian="12pt"/>
    </style:style>
    <style:style style:name="resposta" style:family="paragraph" style:parent-style-name="exercício" style:list-style-name="">
      <style:paragraph-properties fo:margin-left="0cm" fo:margin-right="0cm" fo:text-align="justify" style:justify-single-word="false" fo:text-indent="0cm" style:auto-text-indent="false"/>
      <style:text-properties fo:font-weight="normal" style:font-weight-asian="normal"/>
    </style:style>
    <style:style style:name="WW8Num3z0" style:family="text"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font-size="12pt" style:font-size-asian="12pt"/>
    </style:style>
    <style:style style:name="Fonte_20_parág._20_padrão" style:display-name="Fonte parág. padrão" style:family="text"/>
    <style:style style:name="WW8Num1z0" style:family="text"/>
    <style:style style:name="WW8Num2z0" style:family="text"/>
    <style:style style:name="WW8Num4z0" style:family="text"/>
    <style:style style:name="WW8Num6z0" style:family="text"/>
    <style:style style:name="Absatz-Standardschriftart" style:family="text"/>
    <style:style style:name="WW8Num7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8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6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9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01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Universidade Regional Integrada do Alto Uruguai e das Missões		/    /      </dc:title>
    <dc:subject/>
    <meta:keyword/>
    <meta:initial-creator>Braulio Adriano de Mello</meta:initial-creator>
    <meta:creation-date>2098-09-16T12:57:00</meta:creation-date>
    <dc:date>2025-08-28T15:48:14.595367500</dc:date>
    <meta:print-date>2012-03-05T19:03:00</meta:print-date>
    <meta:editing-cycles>4</meta:editing-cycles>
    <meta:editing-duration>PT3M7S</meta:editing-duration>
    <meta:document-statistic meta:table-count="0" meta:image-count="0" meta:object-count="0" meta:page-count="7" meta:paragraph-count="196" meta:word-count="1959" meta:character-count="6837" meta:non-whitespace-character-count="4968"/>
    <meta:generator>LibreOffice/25.2.5.2$Windows_X86_64 LibreOffice_project/03d19516eb2e1dd5d4ccd751a0d6f35f35e08022</meta:generator>
  </office:meta>
</office:document-meta>
</file>